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00000001000B4DDAE2D.png" manifest:media-type="image/png"/>
  <manifest:file-entry manifest:full-path="Pictures/1000000100001000000010008ED9D0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2.6374in" svg:y="-0.7874in" svg:width="8.2681in" svg:height="8.2681in" draw:z-index="1"><draw:image xlink:href="Pictures/100000010000100000001000B4DDAE2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2.6374in" svg:y="-0.7874in" svg:width="8.2917in" svg:height="8.2917in" draw:z-index="0"><draw:image xlink:href="Pictures/1000000100001000000010008ED9D0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0T00:37:47.663000000</meta:creation-date>
    <meta:print-date>2025-05-30T00:42:37.637000000</meta:print-date>
    <dc:date>2025-05-30T01:30:08.969000000</dc:date>
    <meta:editing-duration>PT52M23S</meta:editing-duration>
    <meta:editing-cycles>1</meta:editing-cycles>
    <meta:generator>LibreOffice/7.6.4.1$Windows_X86_64 LibreOffice_project/e19e193f88cd6c0525a17fb7a176ed8e6a3e2aa1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